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49.24pt"/>
    </style:style>
    <style:style style:name="co3" style:family="table-column">
      <style:table-column-properties fo:break-before="auto" style:column-width="242.84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52.5pt" fo:break-before="auto" style:use-optimal-row-height="false"/>
    </style:style>
    <style:style style:name="ro2" style:family="table-row">
      <style:table-row-properties style:row-height="6.01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To_20_do">
      <style:table-properties table:display="true" style:writing-mode="lr-tb"/>
    </style:style>
    <style:style style:name="ce1" style:family="table-cell" style:parent-style-name="Default">
      <style:table-cell-properties fo:background-color="#0f9d5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2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name-complex="Roboto" style:font-size-complex="22pt" style:font-style-complex="normal" style:font-weight-complex="normal"/>
    </style:style>
    <style:style style:name="ce3" style:family="table-cell" style:parent-style-name="Default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To do'.A4"/>
    </style:style>
    <style:style style:name="ce5" style:family="table-cell" style:parent-style-name="Default" style:data-style-name="N125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To do'.A4"/>
    </style:style>
    <style:style style:name="ce7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8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d9ead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9" style:family="table-cell" style:parent-style-name="Default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To do'.A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 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/>
            <text:p> To Do</text:p>
          </table:table-cell>
          <table:covered-table-cell/>
          <table:table-cell table:style-name="ce7" table:formula="of:=CONCATENATE(COUNTIF([.$A$4:.$A$51];1); &quot;/&quot;; COUNTA([.$C$4:.$C$51]); &quot; completed  &quot;)" office:value-type="string" office:string-value="1/3 completed  " calcext:value-type="string">
            <text:p>1/3 completed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3" office:value-type="string" calcext:value-type="string">
            <text:p>✓</text:p>
          </table:table-cell>
          <table:table-cell table:style-name="ce5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number-columns-repeated="1021"/>
        </table:table-row>
        <table:table-row table:style-name="ro4">
          <table:table-cell table:style-name="ce4" table:formula="of:=TRUE()" office:value-type="float" office:value="1" calcext:value-type="float">
            <text:p>1</text:p>
          </table:table-cell>
          <table:table-cell table:style-name="ce6" office:value-type="date" office:date-value="2000-07-09" calcext:value-type="date">
            <text:p>7/9</text:p>
          </table:table-cell>
          <table:table-cell table:style-name="ce10" office:value-type="string" calcext:value-type="string">
            <text:p>Type anything into column A to complete an item</text:p>
          </table:table-cell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 office:value-type="date" office:date-value="2000-08-09" calcext:value-type="date">
            <text:p>8/9</text:p>
          </table:table-cell>
          <table:table-cell table:style-name="ce10" office:value-type="string" calcext:value-type="string">
            <text:p>Change the styling of completed items under 'Format' &gt; 'Conditional Formatting' (on the web)</text:p>
          </table:table-cell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 office:value-type="date" office:date-value="2000-09-09" calcext:value-type="date">
            <text:p>9/9</text:p>
          </table:table-cell>
          <table:table-cell table:style-name="ce10" office:value-type="string" calcext:value-type="string">
            <text:p>Sort items using the drop-down arrows next to the heading name (on the web)</text:p>
          </table:table-cell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5" table:visibility="collapse">
          <table:table-cell table:style-name="ce4"/>
          <table:table-cell table:style-name="ce6"/>
          <table:table-cell table:style-name="ce10"/>
          <table:table-cell table:number-columns-repeated="1021"/>
        </table:table-row>
        <table:table-row table:style-name="ro6" table:number-rows-repeated="104852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To do'.$A$1" table:cell-range-address="$'To do'.$A$3:.$C$51"/>
        </table:named-expressions>
        <calcext:conditional-formats>
          <calcext:conditional-format calcext:target-range-address="'To do'.A4:'To do'.C51">
            <calcext:condition calcext:apply-style-name="ConditionalStyle_1" calcext:value="formula-is([.$A4]=1)" calcext:base-cell-address="'To do'.A4"/>
          </calcext:conditional-format>
        </calcext:conditional-formats>
      </table:table>
      <table:named-expressions/>
      <table:database-ranges>
        <table:database-range table:name="__Anonymous_Sheet_DB__0" table:target-range-address="'To do'.A3:'To do'.C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66666" style:text-line-through-style="solid" style:text-line-through-type="singl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_20_do" style:display-name="PageStyle_To 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Dev/6.0.5.2$Linux_X86_64 LibreOffice_project/</meta:generator>
  </office:meta>
</office:document-meta>
</file>